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386in" svg:x="9.0417in" svg:y="0.1524in">
            <draw:object draw:notify-on-update-of-ranges="Sheet1.A3:Sheet1.A3 Sheet1.A4:Sheet1.A10 Sheet1.B3:Sheet1.B3 Sheet1.B4:Sheet1.B10 Sheet1.C3:Sheet1.C3 Sheet1.C4:Sheet1.C10 Sheet1.D3:Sheet1.D3 Sheet1.D4:Sheet1.D10 Sheet1.E3:Sheet1.E3 Sheet1.E4:Sheet1.E10 Sheet1.F3:Sheet1.F3 Sheet1.F4:Sheet1.F10 Sheet1.G3:Sheet1.G3 Sheet1.G4:Sheet1.G10 Sheet1.H3:Sheet1.H3 Sheet1.H4:Sheet1.H10 Sheet1.I3:Sheet1.I3 Sheet1.I4:Sheet1.I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1in" svg:height="3.5461in" svg:x="9.137in" svg:y="4.1173in">
            <draw:object draw:notify-on-update-of-ranges="Sheet1.B25:Sheet1.B25 Sheet1.B26:Sheet1.B27 Sheet1.C25:Sheet1.C25 Sheet1.C26:Sheet1.C27 Sheet1.D25:Sheet1.D25 Sheet1.D26:Sheet1.D27 Sheet1.E25:Sheet1.E25 Sheet1.E26:Sheet1.E27 Sheet1.F25:Sheet1.F25 Sheet1.F26:Sheet1.F27 Sheet1.G25:Sheet1.G25 Sheet1.G26:Sheet1.G27 Sheet1.H25:Sheet1.H25 Sheet1.H26:Sheet1.H27 Sheet1.I25:Sheet1.I25 Sheet1.I26:Sheet1.I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pat direc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Low/Benchmark</text:p>
          </table:table-cell>
          <table:table-cell office:value-type="string" calcext:value-type="string">
            <text:p>fbubble</text:p>
          </table:table-cell>
          <table:table-cell office:value-type="string" calcext:value-type="string">
            <text:p>fmatrix</text:p>
          </table:table-cell>
          <table:table-cell office:value-type="string" calcext:value-type="string">
            <text:p>fperm</text:p>
          </table:table-cell>
          <table:table-cell office:value-type="string" calcext:value-type="string">
            <text:p>fqueens</text:p>
          </table:table-cell>
          <table:table-cell office:value-type="string" calcext:value-type="string">
            <text:p>fsort</text:p>
          </table:table-cell>
          <table:table-cell office:value-type="string" calcext:value-type="string">
            <text:p>ftower</text:p>
          </table:table-cell>
          <table:table-cell office:value-type="string" calcext:value-type="string">
            <text:p>ftre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percentage" office:value="0.8370503" calcext:value-type="percentage">
            <text:p>83.71%</text:p>
          </table:table-cell>
          <table:table-cell table:style-name="ce1" office:value-type="percentage" office:value="0.9615361" calcext:value-type="percentage">
            <text:p>96.15%</text:p>
          </table:table-cell>
          <table:table-cell table:style-name="ce1" office:value-type="percentage" office:value="0.6219743" calcext:value-type="percentage">
            <text:p>62.20%</text:p>
          </table:table-cell>
          <table:table-cell table:style-name="ce1" office:value-type="percentage" office:value="0.7927715" calcext:value-type="percentage">
            <text:p>79.28%</text:p>
          </table:table-cell>
          <table:table-cell table:style-name="ce1" office:value-type="percentage" office:value="0.6957802" calcext:value-type="percentage">
            <text:p>69.58%</text:p>
          </table:table-cell>
          <table:table-cell table:style-name="ce1" office:value-type="percentage" office:value="0.5028736" calcext:value-type="percentage">
            <text:p>50.29%</text:p>
          </table:table-cell>
          <table:table-cell table:style-name="ce1" office:value-type="percentage" office:value="0.9238338" calcext:value-type="percentage">
            <text:p>92.38%</text:p>
          </table:table-cell>
          <table:table-cell table:style-name="ce1" table:formula="of:=AVERAGE([.B4:.H4])" office:value-type="percentage" office:value="0.762259971428571" calcext:value-type="percentage">
            <text:p>76.23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percentage" office:value="0.8370586" calcext:value-type="percentage">
            <text:p>83.71%</text:p>
          </table:table-cell>
          <table:table-cell table:style-name="ce1" office:value-type="percentage" office:value="0.9642265" calcext:value-type="percentage">
            <text:p>96.42%</text:p>
          </table:table-cell>
          <table:table-cell table:style-name="ce1" office:value-type="percentage" office:value="0.6453848" calcext:value-type="percentage">
            <text:p>64.54%</text:p>
          </table:table-cell>
          <table:table-cell table:style-name="ce1" office:value-type="percentage" office:value="0.7599788" calcext:value-type="percentage">
            <text:p>76.00%</text:p>
          </table:table-cell>
          <table:table-cell table:style-name="ce1" office:value-type="percentage" office:value="0.6652597" calcext:value-type="percentage">
            <text:p>66.53%</text:p>
          </table:table-cell>
          <table:table-cell table:style-name="ce1" office:value-type="percentage" office:value="0.6040628" calcext:value-type="percentage">
            <text:p>60.41%</text:p>
          </table:table-cell>
          <table:table-cell table:style-name="ce1" office:value-type="percentage" office:value="0.8481229" calcext:value-type="percentage">
            <text:p>84.81%</text:p>
          </table:table-cell>
          <table:table-cell table:style-name="ce1" table:formula="of:=AVERAGE([.B5:.H5])" office:value-type="percentage" office:value="0.760584871428571" calcext:value-type="percentage">
            <text:p>76.06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percentage" office:value="0.8370771" calcext:value-type="percentage">
            <text:p>83.71%</text:p>
          </table:table-cell>
          <table:table-cell table:style-name="ce1" office:value-type="percentage" office:value="0.9668446" calcext:value-type="percentage">
            <text:p>96.68%</text:p>
          </table:table-cell>
          <table:table-cell table:style-name="ce1" office:value-type="percentage" office:value="0.6546281" calcext:value-type="percentage">
            <text:p>65.46%</text:p>
          </table:table-cell>
          <table:table-cell table:style-name="ce1" office:value-type="percentage" office:value="0.7210664" calcext:value-type="percentage">
            <text:p>72.11%</text:p>
          </table:table-cell>
          <table:table-cell table:style-name="ce1" office:value-type="percentage" office:value="0.6973584" calcext:value-type="percentage">
            <text:p>69.74%</text:p>
          </table:table-cell>
          <table:table-cell table:style-name="ce1" office:value-type="percentage" office:value="0.8491312" calcext:value-type="percentage">
            <text:p>84.91%</text:p>
          </table:table-cell>
          <table:table-cell table:style-name="ce1" office:value-type="percentage" office:value="0.8497711" calcext:value-type="percentage">
            <text:p>84.98%</text:p>
          </table:table-cell>
          <table:table-cell table:style-name="ce1" table:formula="of:=AVERAGE([.B6:.H6])" office:value-type="percentage" office:value="0.796553842857143" calcext:value-type="percentage">
            <text:p>79.66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percentage" office:value="0.8386189" calcext:value-type="percentage">
            <text:p>83.86%</text:p>
          </table:table-cell>
          <table:table-cell table:style-name="ce1" office:value-type="percentage" office:value="0.9668269" calcext:value-type="percentage">
            <text:p>96.68%</text:p>
          </table:table-cell>
          <table:table-cell table:style-name="ce1" office:value-type="percentage" office:value="0.6546281" calcext:value-type="percentage">
            <text:p>65.46%</text:p>
          </table:table-cell>
          <table:table-cell table:style-name="ce1" office:value-type="percentage" office:value="0.7186601" calcext:value-type="percentage">
            <text:p>71.87%</text:p>
          </table:table-cell>
          <table:table-cell table:style-name="ce1" office:value-type="percentage" office:value="0.7263691" calcext:value-type="percentage">
            <text:p>72.64%</text:p>
          </table:table-cell>
          <table:table-cell table:style-name="ce1" office:value-type="percentage" office:value="0.8402491" calcext:value-type="percentage">
            <text:p>84.02%</text:p>
          </table:table-cell>
          <table:table-cell table:style-name="ce1" office:value-type="percentage" office:value="0.8410348" calcext:value-type="percentage">
            <text:p>84.10%</text:p>
          </table:table-cell>
          <table:table-cell table:style-name="ce1" table:formula="of:=AVERAGE([.B7:.H7])" office:value-type="percentage" office:value="0.798055285714286" calcext:value-type="percentage">
            <text:p>79.81%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office:value-type="percentage" office:value="0.8386189" calcext:value-type="percentage">
            <text:p>83.86%</text:p>
          </table:table-cell>
          <table:table-cell table:style-name="ce1" office:value-type="percentage" office:value="0.966884" calcext:value-type="percentage">
            <text:p>96.69%</text:p>
          </table:table-cell>
          <table:table-cell table:style-name="ce1" office:value-type="percentage" office:value="0.7132571" calcext:value-type="percentage">
            <text:p>71.33%</text:p>
          </table:table-cell>
          <table:table-cell table:style-name="ce1" office:value-type="percentage" office:value="0.746563" calcext:value-type="percentage">
            <text:p>74.66%</text:p>
          </table:table-cell>
          <table:table-cell table:style-name="ce1" office:value-type="percentage" office:value="0.7271318" calcext:value-type="percentage">
            <text:p>72.71%</text:p>
          </table:table-cell>
          <table:table-cell table:style-name="ce1" office:value-type="percentage" office:value="0.8389633" calcext:value-type="percentage">
            <text:p>83.90%</text:p>
          </table:table-cell>
          <table:table-cell table:style-name="ce1" office:value-type="percentage" office:value="0.8420589" calcext:value-type="percentage">
            <text:p>84.21%</text:p>
          </table:table-cell>
          <table:table-cell table:style-name="ce1" table:formula="of:=AVERAGE([.B8:.H8])" office:value-type="percentage" office:value="0.810496714285714" calcext:value-type="percentage">
            <text:p>81.05%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percentage" office:value="0.8386189" calcext:value-type="percentage">
            <text:p>83.86%</text:p>
          </table:table-cell>
          <table:table-cell table:style-name="ce1" office:value-type="percentage" office:value="0.966884" calcext:value-type="percentage">
            <text:p>96.69%</text:p>
          </table:table-cell>
          <table:table-cell table:style-name="ce1" office:value-type="percentage" office:value="0.7132571" calcext:value-type="percentage">
            <text:p>71.33%</text:p>
          </table:table-cell>
          <table:table-cell table:style-name="ce1" office:value-type="percentage" office:value="0.7477298" calcext:value-type="percentage">
            <text:p>74.77%</text:p>
          </table:table-cell>
          <table:table-cell table:style-name="ce1" office:value-type="percentage" office:value="0.715261" calcext:value-type="percentage">
            <text:p>71.53%</text:p>
          </table:table-cell>
          <table:table-cell table:style-name="ce1" office:value-type="percentage" office:value="0.8493877" calcext:value-type="percentage">
            <text:p>84.94%</text:p>
          </table:table-cell>
          <table:table-cell table:style-name="ce1" office:value-type="percentage" office:value="0.8450007" calcext:value-type="percentage">
            <text:p>84.50%</text:p>
          </table:table-cell>
          <table:table-cell table:style-name="ce1" table:formula="of:=AVERAGE([.B9:.H9])" office:value-type="percentage" office:value="0.810877028571428" calcext:value-type="percentage">
            <text:p>81.09%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office:value-type="percentage" office:value="0.8386189" calcext:value-type="percentage">
            <text:p>83.86%</text:p>
          </table:table-cell>
          <table:table-cell table:style-name="ce1" office:value-type="percentage" office:value="0.966884" calcext:value-type="percentage">
            <text:p>96.69%</text:p>
          </table:table-cell>
          <table:table-cell table:style-name="ce1" office:value-type="percentage" office:value="0.7132571" calcext:value-type="percentage">
            <text:p>71.33%</text:p>
          </table:table-cell>
          <table:table-cell table:style-name="ce1" office:value-type="percentage" office:value="0.7477298" calcext:value-type="percentage">
            <text:p>74.77%</text:p>
          </table:table-cell>
          <table:table-cell table:style-name="ce1" office:value-type="percentage" office:value="0.715261" calcext:value-type="percentage">
            <text:p>71.53%</text:p>
          </table:table-cell>
          <table:table-cell table:style-name="ce1" office:value-type="percentage" office:value="0.8493674" calcext:value-type="percentage">
            <text:p>84.94%</text:p>
          </table:table-cell>
          <table:table-cell table:style-name="ce1" office:value-type="percentage" office:value="0.8450007" calcext:value-type="percentage">
            <text:p>84.50%</text:p>
          </table:table-cell>
          <table:table-cell table:style-name="ce1" table:formula="of:=AVERAGE([.B10:.H10])" office:value-type="percentage" office:value="0.810874128571428" calcext:value-type="percentage">
            <text:p>81.09%</text:p>
          </table:table-cell>
        </table:table-row>
        <table:table-row table:style-name="ro1" table:number-rows-repeated="14">
          <table:table-cell table:number-columns-repeated="9"/>
        </table:table-row>
        <table:table-row table:style-name="ro1">
          <table:table-cell office:value-type="string" calcext:value-type="string">
            <text:p>BitsNumber/Benchmark</text:p>
          </table:table-cell>
          <table:table-cell office:value-type="string" calcext:value-type="string">
            <text:p>fbubble</text:p>
          </table:table-cell>
          <table:table-cell office:value-type="string" calcext:value-type="string">
            <text:p>fmatrix</text:p>
          </table:table-cell>
          <table:table-cell office:value-type="string" calcext:value-type="string">
            <text:p>fperm</text:p>
          </table:table-cell>
          <table:table-cell office:value-type="string" calcext:value-type="string">
            <text:p>fqueens</text:p>
          </table:table-cell>
          <table:table-cell office:value-type="string" calcext:value-type="string">
            <text:p>fsort</text:p>
          </table:table-cell>
          <table:table-cell office:value-type="string" calcext:value-type="string">
            <text:p>ftower</text:p>
          </table:table-cell>
          <table:table-cell office:value-type="string" calcext:value-type="string">
            <text:p>ftre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percentage" office:value="0.8245023" calcext:value-type="percentage">
            <text:p>82.45%</text:p>
          </table:table-cell>
          <table:table-cell table:style-name="ce1" office:value-type="percentage" office:value="0.9341432" calcext:value-type="percentage">
            <text:p>93.41%</text:p>
          </table:table-cell>
          <table:table-cell table:style-name="ce1" office:value-type="percentage" office:value="0.6490189" calcext:value-type="percentage">
            <text:p>64.90%</text:p>
          </table:table-cell>
          <table:table-cell table:style-name="ce1" office:value-type="percentage" office:value="0.7409521" calcext:value-type="percentage">
            <text:p>74.10%</text:p>
          </table:table-cell>
          <table:table-cell table:style-name="ce1" office:value-type="percentage" office:value="0.7186598" calcext:value-type="percentage">
            <text:p>71.87%</text:p>
          </table:table-cell>
          <table:table-cell table:style-name="ce1" office:value-type="percentage" office:value="0.8648112" calcext:value-type="percentage">
            <text:p>86.48%</text:p>
          </table:table-cell>
          <table:table-cell table:style-name="ce1" office:value-type="percentage" office:value="0.8232294" calcext:value-type="percentage">
            <text:p>82.32%</text:p>
          </table:table-cell>
          <table:table-cell table:style-name="ce1" table:formula="of:=AVERAGE([.B26:.H26])" office:value-type="percentage" office:value="0.7936167" calcext:value-type="percentage">
            <text:p>79.3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percentage" office:value="0.8529957" calcext:value-type="percentage">
            <text:p>85.30%</text:p>
          </table:table-cell>
          <table:table-cell table:style-name="ce1" office:value-type="percentage" office:value="0.966884" calcext:value-type="percentage">
            <text:p>96.69%</text:p>
          </table:table-cell>
          <table:table-cell table:style-name="ce1" office:value-type="percentage" office:value="0.6849985" calcext:value-type="percentage">
            <text:p>68.50%</text:p>
          </table:table-cell>
          <table:table-cell table:style-name="ce1" office:value-type="percentage" office:value="0.7837606" calcext:value-type="percentage">
            <text:p>78.38%</text:p>
          </table:table-cell>
          <table:table-cell table:style-name="ce1" office:value-type="percentage" office:value="0.7415037" calcext:value-type="percentage">
            <text:p>74.15%</text:p>
          </table:table-cell>
          <table:table-cell table:style-name="ce1" office:value-type="percentage" office:value="0.8595158" calcext:value-type="percentage">
            <text:p>85.95%</text:p>
          </table:table-cell>
          <table:table-cell table:style-name="ce1" office:value-type="percentage" office:value="0.8404794" calcext:value-type="percentage">
            <text:p>84.05%</text:p>
          </table:table-cell>
          <table:table-cell table:style-name="ce1" table:formula="of:=AVERAGE([.B27:.H27])" office:value-type="percentage" office:value="0.8185911" calcext:value-type="percentage">
            <text:p>81.8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7T17:13:03.202000000</meta:creation-date>
    <dc:date>2023-11-17T17:50:24.305000000</dc:date>
    <meta:editing-duration>PT36M52S</meta:editing-duration>
    <meta:editing-cycles>67</meta:editing-cycles>
    <meta:generator>LibreOffice/7.2.1.2$Windows_X86_64 LibreOffice_project/87b77fad49947c1441b67c559c339af8f3517e22</meta:generator>
    <meta:document-statistic meta:table-count="1" meta:cell-count="10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8.989cm" xlink:href=".." xlink:type="simple" chart:class="chart:bar" chart:style-name="ch1">
        <chart:legend chart:legend-position="end" svg:x="13.933cm" svg:y="2.428cm" style:legend-expansion="high" chart:style-name="ch2"/>
        <chart:plot-area chart:style-name="ch3" table:cell-range-address="Sheet1.A3:Sheet1.I10" chart:data-source-has-labels="both" svg:x="0.32cm" svg:y="0.179cm" svg:width="13.293cm" svg:height="8.631cm">
          <chart:coordinate-region svg:x="1.947cm" svg:y="0.382cm" svg:width="11.666cm" svg:height="7.775cm"/>
          <chart:axis chart:dimension="x" chart:name="primary-x" chart:style-name="ch4" chartooo:axis-type="auto">
            <chartooo:date-scale/>
            <chart:categories table:cell-range-address="Sheet1.A4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0" chart:label-cell-address="Sheet1.B3:Sheet1.B3" chart:class="chart:bar">
            <chart:data-point chart:repeated="7"/>
          </chart:series>
          <chart:series chart:style-name="ch8" chart:values-cell-range-address="Sheet1.C4:Sheet1.C10" chart:label-cell-address="Sheet1.C3:Sheet1.C3" chart:class="chart:bar">
            <chart:data-point chart:repeated="7"/>
          </chart:series>
          <chart:series chart:style-name="ch9" chart:values-cell-range-address="Sheet1.D4:Sheet1.D10" chart:label-cell-address="Sheet1.D3:Sheet1.D3" chart:class="chart:bar">
            <chart:data-point chart:repeated="7"/>
          </chart:series>
          <chart:series chart:style-name="ch10" chart:values-cell-range-address="Sheet1.E4:Sheet1.E10" chart:label-cell-address="Sheet1.E3:Sheet1.E3" chart:class="chart:bar">
            <chart:data-point chart:repeated="7"/>
          </chart:series>
          <chart:series chart:style-name="ch11" chart:values-cell-range-address="Sheet1.F4:Sheet1.F10" chart:label-cell-address="Sheet1.F3:Sheet1.F3" chart:class="chart:bar">
            <chart:data-point chart:repeated="7"/>
          </chart:series>
          <chart:series chart:style-name="ch12" chart:values-cell-range-address="Sheet1.G4:Sheet1.G10" chart:label-cell-address="Sheet1.G3:Sheet1.G3" chart:class="chart:bar">
            <chart:data-point chart:repeated="7"/>
          </chart:series>
          <chart:series chart:style-name="ch13" chart:values-cell-range-address="Sheet1.H4:Sheet1.H10" chart:label-cell-address="Sheet1.H3:Sheet1.H3" chart:class="chart:bar">
            <chart:data-point chart:repeated="7"/>
          </chart:series>
          <chart:series chart:style-name="ch14" chart:values-cell-range-address="Sheet1.I4:Sheet1.I10" chart:label-cell-address="Sheet1.I3:Sheet1.I3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ubble</text:p>
                <draw:g>
                  <svg:desc>Sheet1.B3:Sheet1.B3</svg:desc>
                </draw:g>
              </table:table-cell>
              <table:table-cell office:value-type="string">
                <text:p>fmatrix</text:p>
                <draw:g>
                  <svg:desc>Sheet1.C3:Sheet1.C3</svg:desc>
                </draw:g>
              </table:table-cell>
              <table:table-cell office:value-type="string">
                <text:p>fperm</text:p>
                <draw:g>
                  <svg:desc>Sheet1.D3:Sheet1.D3</svg:desc>
                </draw:g>
              </table:table-cell>
              <table:table-cell office:value-type="string">
                <text:p>fqueens</text:p>
                <draw:g>
                  <svg:desc>Sheet1.E3:Sheet1.E3</svg:desc>
                </draw:g>
              </table:table-cell>
              <table:table-cell office:value-type="string">
                <text:p>fsort</text:p>
                <draw:g>
                  <svg:desc>Sheet1.F3:Sheet1.F3</svg:desc>
                </draw:g>
              </table:table-cell>
              <table:table-cell office:value-type="string">
                <text:p>ftower</text:p>
                <draw:g>
                  <svg:desc>Sheet1.G3:Sheet1.G3</svg:desc>
                </draw:g>
              </table:table-cell>
              <table:table-cell office:value-type="string">
                <text:p>ftree</text:p>
                <draw:g>
                  <svg:desc>Sheet1.H3:Sheet1.H3</svg:desc>
                </draw:g>
              </table:table-cell>
              <table:table-cell office:value-type="string">
                <text:p>Average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heet1.A4:Sheet1.A10</svg:desc>
                </draw:g>
              </table:table-cell>
              <table:table-cell office:value-type="float" office:value="0.8370503">
                <text:p>0.8370503</text:p>
                <draw:g>
                  <svg:desc>Sheet1.B4:Sheet1.B10</svg:desc>
                </draw:g>
              </table:table-cell>
              <table:table-cell office:value-type="float" office:value="0.9615361">
                <text:p>0.9615361</text:p>
                <draw:g>
                  <svg:desc>Sheet1.C4:Sheet1.C10</svg:desc>
                </draw:g>
              </table:table-cell>
              <table:table-cell office:value-type="float" office:value="0.6219743">
                <text:p>0.6219743</text:p>
                <draw:g>
                  <svg:desc>Sheet1.D4:Sheet1.D10</svg:desc>
                </draw:g>
              </table:table-cell>
              <table:table-cell office:value-type="float" office:value="0.7927715">
                <text:p>0.7927715</text:p>
                <draw:g>
                  <svg:desc>Sheet1.E4:Sheet1.E10</svg:desc>
                </draw:g>
              </table:table-cell>
              <table:table-cell office:value-type="float" office:value="0.6957802">
                <text:p>0.6957802</text:p>
                <draw:g>
                  <svg:desc>Sheet1.F4:Sheet1.F10</svg:desc>
                </draw:g>
              </table:table-cell>
              <table:table-cell office:value-type="float" office:value="0.5028736">
                <text:p>0.5028736</text:p>
                <draw:g>
                  <svg:desc>Sheet1.G4:Sheet1.G10</svg:desc>
                </draw:g>
              </table:table-cell>
              <table:table-cell office:value-type="float" office:value="0.9238338">
                <text:p>0.9238338</text:p>
                <draw:g>
                  <svg:desc>Sheet1.H4:Sheet1.H10</svg:desc>
                </draw:g>
              </table:table-cell>
              <table:table-cell office:value-type="float" office:value="0.762259971428571">
                <text:p>0.762259971428571</text:p>
                <draw:g>
                  <svg:desc>Sheet1.I4:Sheet1.I10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370586">
                <text:p>0.8370586</text:p>
              </table:table-cell>
              <table:table-cell office:value-type="float" office:value="0.9642265">
                <text:p>0.9642265</text:p>
              </table:table-cell>
              <table:table-cell office:value-type="float" office:value="0.6453848">
                <text:p>0.6453848</text:p>
              </table:table-cell>
              <table:table-cell office:value-type="float" office:value="0.7599788">
                <text:p>0.7599788</text:p>
              </table:table-cell>
              <table:table-cell office:value-type="float" office:value="0.6652597">
                <text:p>0.6652597</text:p>
              </table:table-cell>
              <table:table-cell office:value-type="float" office:value="0.6040628">
                <text:p>0.6040628</text:p>
              </table:table-cell>
              <table:table-cell office:value-type="float" office:value="0.8481229">
                <text:p>0.8481229</text:p>
              </table:table-cell>
              <table:table-cell office:value-type="float" office:value="0.760584871428571">
                <text:p>0.76058487142857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8370771">
                <text:p>0.8370771</text:p>
              </table:table-cell>
              <table:table-cell office:value-type="float" office:value="0.9668446">
                <text:p>0.9668446</text:p>
              </table:table-cell>
              <table:table-cell office:value-type="float" office:value="0.6546281">
                <text:p>0.6546281</text:p>
              </table:table-cell>
              <table:table-cell office:value-type="float" office:value="0.7210664">
                <text:p>0.7210664</text:p>
              </table:table-cell>
              <table:table-cell office:value-type="float" office:value="0.6973584">
                <text:p>0.6973584</text:p>
              </table:table-cell>
              <table:table-cell office:value-type="float" office:value="0.8491312">
                <text:p>0.8491312</text:p>
              </table:table-cell>
              <table:table-cell office:value-type="float" office:value="0.8497711">
                <text:p>0.8497711</text:p>
              </table:table-cell>
              <table:table-cell office:value-type="float" office:value="0.796553842857143">
                <text:p>0.79655384285714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386189">
                <text:p>0.8386189</text:p>
              </table:table-cell>
              <table:table-cell office:value-type="float" office:value="0.9668269">
                <text:p>0.9668269</text:p>
              </table:table-cell>
              <table:table-cell office:value-type="float" office:value="0.6546281">
                <text:p>0.6546281</text:p>
              </table:table-cell>
              <table:table-cell office:value-type="float" office:value="0.7186601">
                <text:p>0.7186601</text:p>
              </table:table-cell>
              <table:table-cell office:value-type="float" office:value="0.7263691">
                <text:p>0.7263691</text:p>
              </table:table-cell>
              <table:table-cell office:value-type="float" office:value="0.8402491">
                <text:p>0.8402491</text:p>
              </table:table-cell>
              <table:table-cell office:value-type="float" office:value="0.8410348">
                <text:p>0.8410348</text:p>
              </table:table-cell>
              <table:table-cell office:value-type="float" office:value="0.798055285714286">
                <text:p>0.79805528571428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386189">
                <text:p>0.8386189</text:p>
              </table:table-cell>
              <table:table-cell office:value-type="float" office:value="0.966884">
                <text:p>0.966884</text:p>
              </table:table-cell>
              <table:table-cell office:value-type="float" office:value="0.7132571">
                <text:p>0.7132571</text:p>
              </table:table-cell>
              <table:table-cell office:value-type="float" office:value="0.746563">
                <text:p>0.746563</text:p>
              </table:table-cell>
              <table:table-cell office:value-type="float" office:value="0.7271318">
                <text:p>0.7271318</text:p>
              </table:table-cell>
              <table:table-cell office:value-type="float" office:value="0.8389633">
                <text:p>0.8389633</text:p>
              </table:table-cell>
              <table:table-cell office:value-type="float" office:value="0.8420589">
                <text:p>0.8420589</text:p>
              </table:table-cell>
              <table:table-cell office:value-type="float" office:value="0.810496714285714">
                <text:p>0.81049671428571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8386189">
                <text:p>0.8386189</text:p>
              </table:table-cell>
              <table:table-cell office:value-type="float" office:value="0.966884">
                <text:p>0.966884</text:p>
              </table:table-cell>
              <table:table-cell office:value-type="float" office:value="0.7132571">
                <text:p>0.7132571</text:p>
              </table:table-cell>
              <table:table-cell office:value-type="float" office:value="0.7477298">
                <text:p>0.7477298</text:p>
              </table:table-cell>
              <table:table-cell office:value-type="float" office:value="0.715261">
                <text:p>0.715261</text:p>
              </table:table-cell>
              <table:table-cell office:value-type="float" office:value="0.8493877">
                <text:p>0.8493877</text:p>
              </table:table-cell>
              <table:table-cell office:value-type="float" office:value="0.8450007">
                <text:p>0.8450007</text:p>
              </table:table-cell>
              <table:table-cell office:value-type="float" office:value="0.810877028571428">
                <text:p>0.81087702857142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386189">
                <text:p>0.8386189</text:p>
              </table:table-cell>
              <table:table-cell office:value-type="float" office:value="0.966884">
                <text:p>0.966884</text:p>
              </table:table-cell>
              <table:table-cell office:value-type="float" office:value="0.7132571">
                <text:p>0.7132571</text:p>
              </table:table-cell>
              <table:table-cell office:value-type="float" office:value="0.7477298">
                <text:p>0.7477298</text:p>
              </table:table-cell>
              <table:table-cell office:value-type="float" office:value="0.715261">
                <text:p>0.715261</text:p>
              </table:table-cell>
              <table:table-cell office:value-type="float" office:value="0.8493674">
                <text:p>0.8493674</text:p>
              </table:table-cell>
              <table:table-cell office:value-type="float" office:value="0.8450007">
                <text:p>0.8450007</text:p>
              </table:table-cell>
              <table:table-cell office:value-type="float" office:value="0.810874128571428">
                <text:p>0.810874128571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8cm" svg:height="9.008cm" xlink:href=".." xlink:type="simple" chart:class="chart:bar" chart:style-name="ch1">
        <chart:legend chart:legend-position="end" svg:x="13.921cm" svg:y="2.438cm" style:legend-expansion="high" chart:style-name="ch2"/>
        <chart:plot-area chart:style-name="ch3" table:cell-range-address="Sheet1.B25:Sheet1.I27" chart:data-source-has-labels="row" svg:x="0.319cm" svg:y="0.18cm" svg:width="13.283cm" svg:height="8.648cm">
          <chart:coordinate-region svg:x="1.946cm" svg:y="0.383cm" svg:width="11.656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27" chart:label-cell-address="Sheet1.B25:Sheet1.B25" chart:class="chart:bar">
            <chart:data-point chart:repeated="2"/>
          </chart:series>
          <chart:series chart:style-name="ch8" chart:values-cell-range-address="Sheet1.C26:Sheet1.C27" chart:label-cell-address="Sheet1.C25:Sheet1.C25" chart:class="chart:bar">
            <chart:data-point chart:repeated="2"/>
          </chart:series>
          <chart:series chart:style-name="ch9" chart:values-cell-range-address="Sheet1.D26:Sheet1.D27" chart:label-cell-address="Sheet1.D25:Sheet1.D25" chart:class="chart:bar">
            <chart:data-point chart:repeated="2"/>
          </chart:series>
          <chart:series chart:style-name="ch10" chart:values-cell-range-address="Sheet1.E26:Sheet1.E27" chart:label-cell-address="Sheet1.E25:Sheet1.E25" chart:class="chart:bar">
            <chart:data-point chart:repeated="2"/>
          </chart:series>
          <chart:series chart:style-name="ch11" chart:values-cell-range-address="Sheet1.F26:Sheet1.F27" chart:label-cell-address="Sheet1.F25:Sheet1.F25" chart:class="chart:bar">
            <chart:data-point chart:repeated="2"/>
          </chart:series>
          <chart:series chart:style-name="ch12" chart:values-cell-range-address="Sheet1.G26:Sheet1.G27" chart:label-cell-address="Sheet1.G25:Sheet1.G25" chart:class="chart:bar">
            <chart:data-point chart:repeated="2"/>
          </chart:series>
          <chart:series chart:style-name="ch13" chart:values-cell-range-address="Sheet1.H26:Sheet1.H27" chart:label-cell-address="Sheet1.H25:Sheet1.H25" chart:class="chart:bar">
            <chart:data-point chart:repeated="2"/>
          </chart:series>
          <chart:series chart:style-name="ch14" chart:values-cell-range-address="Sheet1.I26:Sheet1.I27" chart:label-cell-address="Sheet1.I25:Sheet1.I25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ubble</text:p>
                <draw:g>
                  <svg:desc>Sheet1.B25:Sheet1.B25</svg:desc>
                </draw:g>
              </table:table-cell>
              <table:table-cell office:value-type="string">
                <text:p>fmatrix</text:p>
                <draw:g>
                  <svg:desc>Sheet1.C25:Sheet1.C25</svg:desc>
                </draw:g>
              </table:table-cell>
              <table:table-cell office:value-type="string">
                <text:p>fperm</text:p>
                <draw:g>
                  <svg:desc>Sheet1.D25:Sheet1.D25</svg:desc>
                </draw:g>
              </table:table-cell>
              <table:table-cell office:value-type="string">
                <text:p>fqueens</text:p>
                <draw:g>
                  <svg:desc>Sheet1.E25:Sheet1.E25</svg:desc>
                </draw:g>
              </table:table-cell>
              <table:table-cell office:value-type="string">
                <text:p>fsort</text:p>
                <draw:g>
                  <svg:desc>Sheet1.F25:Sheet1.F25</svg:desc>
                </draw:g>
              </table:table-cell>
              <table:table-cell office:value-type="string">
                <text:p>ftower</text:p>
                <draw:g>
                  <svg:desc>Sheet1.G25:Sheet1.G25</svg:desc>
                </draw:g>
              </table:table-cell>
              <table:table-cell office:value-type="string">
                <text:p>ftree</text:p>
                <draw:g>
                  <svg:desc>Sheet1.H25:Sheet1.H25</svg:desc>
                </draw:g>
              </table:table-cell>
              <table:table-cell office:value-type="string">
                <text:p>Average</text:p>
                <draw:g>
                  <svg:desc>Sheet1.I25:Sheet1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45023">
                <text:p>0.8245023</text:p>
                <draw:g>
                  <svg:desc>Sheet1.B26:Sheet1.B27</svg:desc>
                </draw:g>
              </table:table-cell>
              <table:table-cell office:value-type="float" office:value="0.9341432">
                <text:p>0.9341432</text:p>
                <draw:g>
                  <svg:desc>Sheet1.C26:Sheet1.C27</svg:desc>
                </draw:g>
              </table:table-cell>
              <table:table-cell office:value-type="float" office:value="0.6490189">
                <text:p>0.6490189</text:p>
                <draw:g>
                  <svg:desc>Sheet1.D26:Sheet1.D27</svg:desc>
                </draw:g>
              </table:table-cell>
              <table:table-cell office:value-type="float" office:value="0.7409521">
                <text:p>0.7409521</text:p>
                <draw:g>
                  <svg:desc>Sheet1.E26:Sheet1.E27</svg:desc>
                </draw:g>
              </table:table-cell>
              <table:table-cell office:value-type="float" office:value="0.7186598">
                <text:p>0.7186598</text:p>
                <draw:g>
                  <svg:desc>Sheet1.F26:Sheet1.F27</svg:desc>
                </draw:g>
              </table:table-cell>
              <table:table-cell office:value-type="float" office:value="0.8648112">
                <text:p>0.8648112</text:p>
                <draw:g>
                  <svg:desc>Sheet1.G26:Sheet1.G27</svg:desc>
                </draw:g>
              </table:table-cell>
              <table:table-cell office:value-type="float" office:value="0.8232294">
                <text:p>0.8232294</text:p>
                <draw:g>
                  <svg:desc>Sheet1.H26:Sheet1.H27</svg:desc>
                </draw:g>
              </table:table-cell>
              <table:table-cell office:value-type="float" office:value="0.7936167">
                <text:p>0.7936167</text:p>
                <draw:g>
                  <svg:desc>Sheet1.I26:Sheet1.I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29957">
                <text:p>0.8529957</text:p>
              </table:table-cell>
              <table:table-cell office:value-type="float" office:value="0.966884">
                <text:p>0.966884</text:p>
              </table:table-cell>
              <table:table-cell office:value-type="float" office:value="0.6849985">
                <text:p>0.6849985</text:p>
              </table:table-cell>
              <table:table-cell office:value-type="float" office:value="0.7837606">
                <text:p>0.7837606</text:p>
              </table:table-cell>
              <table:table-cell office:value-type="float" office:value="0.7415037">
                <text:p>0.7415037</text:p>
              </table:table-cell>
              <table:table-cell office:value-type="float" office:value="0.8595158">
                <text:p>0.8595158</text:p>
              </table:table-cell>
              <table:table-cell office:value-type="float" office:value="0.8404794">
                <text:p>0.8404794</text:p>
              </table:table-cell>
              <table:table-cell office:value-type="float" office:value="0.8185911">
                <text:p>0.81859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